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1050" officeooo:paragraph-rsid="00212f1d"/>
    </style:style>
    <style:style style:name="P2" style:family="paragraph" style:parent-style-name="Standard">
      <style:text-properties fo:font-weight="bold" officeooo:rsid="001e1050" officeooo:paragraph-rsid="00212f1d" style:font-weight-asian="bold" style:font-weight-complex="bold"/>
    </style:style>
    <style:style style:name="P3" style:family="paragraph" style:parent-style-name="Standard">
      <style:text-properties fo:font-weight="bold" officeooo:rsid="001e1050" officeooo:paragraph-rsid="00357bee" style:font-weight-asian="bold" style:font-weight-complex="bold"/>
    </style:style>
    <style:style style:name="P4" style:family="paragraph" style:parent-style-name="Standard">
      <style:text-properties fo:font-weight="bold" officeooo:rsid="001e1050" officeooo:paragraph-rsid="00278fe2" style:font-weight-asian="bold" style:font-weight-complex="bold"/>
    </style:style>
    <style:style style:name="P5" style:family="paragraph" style:parent-style-name="Standard">
      <style:text-properties fo:font-weight="bold" officeooo:rsid="00212f1d" officeooo:paragraph-rsid="00212f1d" style:font-weight-asian="bold" style:font-weight-complex="bold"/>
    </style:style>
    <style:style style:name="P6" style:family="paragraph" style:parent-style-name="Standard">
      <style:text-properties fo:font-weight="bold" officeooo:rsid="002541f4" officeooo:paragraph-rsid="002541f4" style:font-weight-asian="bold" style:font-weight-complex="bold"/>
    </style:style>
    <style:style style:name="P7" style:family="paragraph" style:parent-style-name="Standard">
      <style:text-properties fo:font-weight="bold" officeooo:rsid="0023953d" officeooo:paragraph-rsid="0023953d" style:font-weight-asian="bold" style:font-weight-complex="bold"/>
    </style:style>
    <style:style style:name="P8" style:family="paragraph" style:parent-style-name="Standard">
      <style:text-properties fo:font-weight="bold" officeooo:rsid="0026c400" officeooo:paragraph-rsid="0026c400" style:font-weight-asian="bold" style:font-weight-complex="bold"/>
    </style:style>
    <style:style style:name="P9" style:family="paragraph" style:parent-style-name="Standard">
      <style:text-properties fo:font-weight="bold" officeooo:rsid="002f9e1e" officeooo:paragraph-rsid="00357bee" style:font-weight-asian="bold" style:font-weight-complex="bold"/>
    </style:style>
    <style:style style:name="P10" style:family="paragraph" style:parent-style-name="Standard">
      <style:text-properties fo:font-weight="normal" officeooo:rsid="001e1050" officeooo:paragraph-rsid="001e1050" style:font-weight-asian="normal" style:font-weight-complex="normal"/>
    </style:style>
    <style:style style:name="P11" style:family="paragraph" style:parent-style-name="Standard">
      <style:text-properties fo:font-weight="normal" officeooo:rsid="001fdba8" officeooo:paragraph-rsid="001fdba8" style:font-weight-asian="normal" style:font-weight-complex="normal"/>
    </style:style>
    <style:style style:name="P12" style:family="paragraph" style:parent-style-name="Standard">
      <style:text-properties fo:font-weight="normal" officeooo:rsid="002f9e1e" officeooo:paragraph-rsid="00357bee" style:font-weight-asian="normal" style:font-weight-complex="normal"/>
    </style:style>
    <style:style style:name="P13" style:family="paragraph" style:parent-style-name="Standard">
      <style:text-properties fo:font-style="italic" fo:font-weight="normal" officeooo:rsid="001fdba8" officeooo:paragraph-rsid="001fdba8" style:font-style-asian="italic" style:font-weight-asian="normal" style:font-style-complex="italic" style:font-weight-complex="normal"/>
    </style:style>
    <style:style style:name="P14" style:family="paragraph" style:parent-style-name="Standard">
      <style:paragraph-properties fo:text-align="end" style:justify-single-word="false"/>
      <style:text-properties fo:font-style="italic" fo:font-weight="normal" officeooo:rsid="001fdba8" officeooo:paragraph-rsid="001fdba8" style:font-style-asian="italic" style:font-weight-asian="normal" style:font-style-complex="italic" style:font-weight-complex="normal"/>
    </style:style>
    <style:style style:name="P15" style:family="paragraph" style:parent-style-name="Standard">
      <style:paragraph-properties fo:text-align="end" style:justify-single-word="false"/>
      <style:text-properties fo:font-style="italic" officeooo:rsid="002212d1" officeooo:paragraph-rsid="002212d1" style:font-style-asian="italic" style:font-style-complex="italic"/>
    </style:style>
    <style:style style:name="P16" style:family="paragraph" style:parent-style-name="Standard">
      <style:paragraph-properties fo:text-align="end" style:justify-single-word="false"/>
      <style:text-properties fo:font-style="italic" officeooo:rsid="002541f4" officeooo:paragraph-rsid="002541f4" style:font-style-asian="italic" style:font-style-complex="italic"/>
    </style:style>
    <style:style style:name="P17" style:family="paragraph" style:parent-style-name="Standard">
      <style:text-properties fo:font-style="normal" fo:font-weight="bold" officeooo:rsid="002212d1" officeooo:paragraph-rsid="002212d1" style:font-style-asian="normal" style:font-weight-asian="bold" style:font-style-complex="normal" style:font-weight-complex="bold"/>
    </style:style>
    <style:style style:name="P18" style:family="paragraph" style:parent-style-name="Standard">
      <style:text-properties fo:font-style="normal" fo:font-weight="normal" officeooo:rsid="001e1050" officeooo:paragraph-rsid="0023953d" style:font-style-asian="normal" style:font-weight-asian="normal" style:font-style-complex="normal" style:font-weight-complex="normal"/>
    </style:style>
    <style:style style:name="P19" style:family="paragraph" style:parent-style-name="Standard">
      <style:text-properties fo:font-style="normal" fo:font-weight="normal" officeooo:rsid="002212d1" officeooo:paragraph-rsid="00212f1d" style:font-style-asian="normal" style:font-weight-asian="normal" style:font-style-complex="normal" style:font-weight-complex="normal"/>
    </style:style>
    <style:style style:name="P20" style:family="paragraph" style:parent-style-name="Standard">
      <style:text-properties fo:font-style="normal" fo:font-weight="normal" officeooo:rsid="002212d1" officeooo:paragraph-rsid="002212d1" style:font-style-asian="normal" style:font-weight-asian="normal" style:font-style-complex="normal" style:font-weight-complex="normal"/>
    </style:style>
    <style:style style:name="P21" style:family="paragraph" style:parent-style-name="Standard">
      <style:text-properties fo:font-size="10.5pt" fo:font-weight="normal" officeooo:rsid="001fdba8" officeooo:paragraph-rsid="001fdba8" style:font-size-asian="10.5pt" style:font-weight-asian="normal" style:font-size-complex="10.5pt" style:font-weight-complex="normal"/>
    </style:style>
    <style:style style:name="P22" style:family="paragraph" style:parent-style-name="Standard">
      <style:text-properties fo:font-size="10.5pt" style:font-size-asian="10.5pt" style:font-size-complex="10.5pt"/>
    </style:style>
    <style:style style:name="P23" style:family="paragraph" style:parent-style-name="Standard">
      <style:text-properties fo:font-size="10.5pt" officeooo:rsid="001e1050" officeooo:paragraph-rsid="00212f1d" style:font-size-asian="10.5pt" style:font-size-complex="10.5pt"/>
    </style:style>
    <style:style style:name="P24" style:family="paragraph" style:parent-style-name="Standard">
      <style:text-properties fo:font-size="10.5pt" fo:font-style="normal" officeooo:paragraph-rsid="002541f4" style:font-size-asian="10.5pt" style:font-style-asian="normal" style:font-size-complex="10.5pt" style:font-style-complex="normal"/>
    </style:style>
    <style:style style:name="P25" style:family="paragraph" style:parent-style-name="Standard">
      <style:paragraph-properties fo:text-align="end" style:justify-single-word="false"/>
      <style:text-properties officeooo:paragraph-rsid="0023b6dc"/>
    </style:style>
    <style:style style:name="P26" style:family="paragraph" style:parent-style-name="Standard">
      <style:text-properties officeooo:rsid="00278fe2" officeooo:paragraph-rsid="00379763"/>
    </style:style>
    <style:style style:name="P27" style:family="paragraph" style:parent-style-name="Standard">
      <style:text-properties officeooo:rsid="00278fe2" officeooo:paragraph-rsid="00398dec"/>
    </style:style>
    <style:style style:name="P28" style:family="paragraph" style:parent-style-name="Standard">
      <style:text-properties officeooo:rsid="00315e39" officeooo:paragraph-rsid="00315e39"/>
    </style:style>
    <style:style style:name="P29" style:family="paragraph" style:parent-style-name="Standard">
      <style:text-properties officeooo:rsid="003448bb" officeooo:paragraph-rsid="003448bb"/>
    </style:style>
    <style:style style:name="P30" style:family="paragraph" style:parent-style-name="Standard">
      <style:text-properties officeooo:rsid="003448bb" officeooo:paragraph-rsid="0036365c"/>
    </style:style>
    <style:style style:name="P31" style:family="paragraph" style:parent-style-name="Standard">
      <style:text-properties officeooo:rsid="003448bb" officeooo:paragraph-rsid="00398dec"/>
    </style:style>
    <style:style style:name="P32" style:family="paragraph" style:parent-style-name="Standard">
      <style:text-properties officeooo:paragraph-rsid="00212f1d"/>
    </style:style>
    <style:style style:name="P33" style:family="paragraph" style:parent-style-name="Standard">
      <style:text-properties officeooo:paragraph-rsid="00357bee"/>
    </style:style>
    <style:style style:name="P34" style:family="paragraph" style:parent-style-name="Standard">
      <style:text-properties officeooo:rsid="00398dec" officeooo:paragraph-rsid="00398dec"/>
    </style:style>
    <style:style style:name="P35" style:family="paragraph" style:parent-style-name="Standard">
      <style:text-properties officeooo:rsid="00398dec" officeooo:paragraph-rsid="00315e39"/>
    </style:style>
    <style:style style:name="P36" style:family="paragraph" style:parent-style-name="Standard">
      <style:text-properties officeooo:paragraph-rsid="00398dec"/>
    </style:style>
    <style:style style:name="P37" style:family="paragraph" style:parent-style-name="Standard">
      <style:paragraph-properties fo:break-before="page"/>
    </style:style>
    <style:style style:name="P38" style:family="paragraph" style:parent-style-name="Standard" style:master-page-name="">
      <style:paragraph-properties fo:margin-left="0cm" fo:margin-right="0cm" fo:line-height="150%" fo:text-align="justify" style:justify-single-word="false" fo:hyphenation-ladder-count="no-limit" fo:text-indent="0.499cm" style:auto-text-indent="false" style:page-number="auto"/>
      <style:text-properties officeooo:rsid="00398dec" officeooo:paragraph-rsid="00398dec" fo:hyphenate="true" fo:hyphenation-remain-char-count="2" fo:hyphenation-push-char-count="2"/>
    </style:style>
    <style:style style:name="P39"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98dec" officeooo:paragraph-rsid="00398dec" fo:hyphenate="true" fo:hyphenation-remain-char-count="2" fo:hyphenation-push-char-count="2"/>
    </style:style>
    <style:style style:name="P40"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ac32e" officeooo:paragraph-rsid="003ac32e" fo:hyphenate="true" fo:hyphenation-remain-char-count="2" fo:hyphenation-push-char-count="2"/>
    </style:style>
    <style:style style:name="P41"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bcc27" officeooo:paragraph-rsid="003bcc27" fo:hyphenate="true" fo:hyphenation-remain-char-count="2" fo:hyphenation-push-char-count="2"/>
    </style:style>
    <style:style style:name="P42"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c3558" officeooo:paragraph-rsid="003c3558" fo:hyphenate="true" fo:hyphenation-remain-char-count="2" fo:hyphenation-push-char-count="2"/>
    </style:style>
    <style:style style:name="P43"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e00a5" officeooo:paragraph-rsid="003e00a5" fo:hyphenate="true" fo:hyphenation-remain-char-count="2" fo:hyphenation-push-char-count="2"/>
    </style:style>
    <style:style style:name="P44"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e00a5" officeooo:paragraph-rsid="003ff9bd" fo:hyphenate="true" fo:hyphenation-remain-char-count="2" fo:hyphenation-push-char-count="2"/>
    </style:style>
    <style:style style:name="P45"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21fd7" officeooo:paragraph-rsid="00421fd7" fo:hyphenate="true" fo:hyphenation-remain-char-count="2" fo:hyphenation-push-char-count="2"/>
    </style:style>
    <style:style style:name="P46"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21fd7" officeooo:paragraph-rsid="00451162" fo:hyphenate="true" fo:hyphenation-remain-char-count="2" fo:hyphenation-push-char-count="2"/>
    </style:style>
    <style:style style:name="P47"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518d5" officeooo:paragraph-rsid="004518d5" fo:hyphenate="true" fo:hyphenation-remain-char-count="2" fo:hyphenation-push-char-count="2"/>
    </style:style>
    <style:style style:name="P48" style:family="paragraph" style:parent-style-name="Heading_20_1" style:list-style-name=""/>
    <style:style style:name="P49" style:family="paragraph" style:parent-style-name="Heading_20_1">
      <style:text-properties officeooo:rsid="003448bb"/>
    </style:style>
    <style:style style:name="P50" style:family="paragraph" style:parent-style-name="Heading_20_1">
      <style:paragraph-properties fo:break-before="page"/>
    </style:style>
    <style:style style:name="P51" style:family="paragraph" style:parent-style-name="Footnote">
      <style:text-properties officeooo:rsid="00421fd7" officeooo:paragraph-rsid="00421fd7"/>
    </style:style>
    <style:style style:name="P52" style:family="paragraph" style:parent-style-name="Footnote">
      <style:text-properties officeooo:rsid="004518d5" officeooo:paragraph-rsid="004518d5"/>
    </style:style>
    <style:style style:name="T1" style:family="text">
      <style:text-properties officeooo:rsid="001fdba8"/>
    </style:style>
    <style:style style:name="T2" style:family="text">
      <style:text-properties officeooo:rsid="00212f1d"/>
    </style:style>
    <style:style style:name="T3" style:family="text">
      <style:text-properties officeooo:rsid="002212d1"/>
    </style:style>
    <style:style style:name="T4" style:family="text">
      <style:text-properties fo:font-style="italic" style:font-style-asian="italic" style:font-style-complex="italic"/>
    </style:style>
    <style:style style:name="T5" style:family="text">
      <style:text-properties fo:font-style="italic" officeooo:rsid="0023953d" style:font-style-asian="italic" style:font-style-complex="italic"/>
    </style:style>
    <style:style style:name="T6" style:family="text">
      <style:text-properties officeooo:rsid="002541f4"/>
    </style:style>
    <style:style style:name="T7" style:family="text">
      <style:text-properties officeooo:rsid="0028b8c1"/>
    </style:style>
    <style:style style:name="T8" style:family="text">
      <style:text-properties officeooo:rsid="002bae4d"/>
    </style:style>
    <style:style style:name="T9" style:family="text">
      <style:text-properties officeooo:rsid="002c3f03"/>
    </style:style>
    <style:style style:name="T10" style:family="text">
      <style:text-properties officeooo:rsid="003448bb"/>
    </style:style>
    <style:style style:name="T11" style:family="text">
      <style:text-properties officeooo:rsid="00357bee"/>
    </style:style>
    <style:style style:name="T12" style:family="text">
      <style:text-properties officeooo:rsid="0036365c"/>
    </style:style>
    <style:style style:name="T13" style:family="text">
      <style:text-properties officeooo:rsid="00379763"/>
    </style:style>
    <style:style style:name="T14" style:family="text">
      <style:text-properties officeooo:rsid="00398dec"/>
    </style:style>
    <style:style style:name="T15" style:family="text">
      <style:text-properties officeooo:rsid="003c3558"/>
    </style:style>
    <style:style style:name="T16" style:family="text">
      <style:text-properties officeooo:rsid="003e00a5"/>
    </style:style>
    <style:style style:name="T17" style:family="text">
      <style:text-properties officeooo:rsid="00421fd7"/>
    </style:style>
    <style:style style:name="T18" style:family="text">
      <style:text-properties officeooo:rsid="0043ef5f"/>
    </style:style>
    <style:style style:name="T19" style:family="text">
      <style:text-properties officeooo:rsid="0045cc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Willensfreiheit <text:span text:style-name="T9">und Humanismus</text:span> bei Nietzsche und anderen ausgewählten Philosophen</text:p>
      <text:p text:style-name="P32"/>
      <text:p text:style-name="P28">Mit der Moderne werden 2 Fragen wieder wichtig: einerseits sterben Kategorien wie Gott, und auch der Mensch wird infolgedessen infragegestellt, was einen neuen Humanismus notwendig macht. Andererseits fühlt sich der Mensch durch die abstrakte Herrschaft entfremdet und unmündig – Fragen nach der Freiheit aller Art tauchen auf.</text:p>
      <text:p text:style-name="P28">Mensch wurde entweder in Abgrenzung zu Gott oder zum Tier definiert, um sein Ziel, seine Moral, seine Essenz festzulegen. Wer nun Gott/Moral ablehnt, will die Freiheit des Menschen behaupten oder wiederherstellen – auch in Abgrenzung zum Tier.</text:p>
      <text:p text:style-name="P28">Um einen neuen Menschen möglich zu machen, soll dieser als frei zum schaffen definiert werden (Nietzsche), frei sich selbst zu schaffen (Sartre), frei gegen gesellschaftliche Determination (Adorno).</text:p>
      <text:p text:style-name="P35"/>
      <text:p text:style-name="P28"/>
      <text:p text:style-name="P28"/>
      <text:p text:style-name="P29">1. Freiheit und Moderne</text:p>
      <text:p text:style-name="P29">- Die Moderne, ist geprägt durch Industrialisierung und abstrahierte Herrschaft</text:p>
      <text:p text:style-name="P29">- gleichzeitig zeichnet sie sich durch das Sterben alter Kategorien, Normen und Gottes aus</text:p>
      <text:p text:style-name="P29">- zwei Fragen werden wichtig und oft zusammen angegangen: wie kann man sich selbst befreien und wie kann man den Menschen ohne Gott neu definieren</text:p>
      <text:p text:style-name="P29">- Ich will untersuchen, welche Konzepte verschiedene Philosophen als Antwort darauf entwickelt haben</text:p>
      <text:p text:style-name="P29">- Geschichtliche Reihenfolge spielt kaum eine Rolle, da Autoren sich nicht aufeinander beziehen, sondern nur auf ähnliche Lebensgefühle reagieren</text:p>
      <text:p text:style-name="P29">2. Tod Gottes und <text:span text:style-name="T14">seiner</text:span> Normen</text:p>
      <text:p text:style-name="P29">- <text:span text:style-name="T11">Gesetze, Normen, das ganze Weltbild wurde vor der Moderne auf Gottes Wort gestützt</text:span></text:p>
      <text:p text:style-name="P29">- <text:span text:style-name="T12">Wenn Menschen nicht mehr an Gott glauben, entzieht sich seinen Werten die Grundlage</text:span></text:p>
      <text:p text:style-name="P29">- <text:span text:style-name="T11">Die agnostische Wissenschaft hinterfragte Gottes Gesetze trotz dessen Tod nicht</text:span></text:p>
      <text:p text:style-name="P29">2.1 Nietzsches Konzept vom Tod Gottes</text:p>
      <text:p text:style-name="P29">- <text:span text:style-name="T12">Tod Gottes ist nicht einfach Ablehnung der christlichen Werte, sondern Problem des Nihilismus</text:span></text:p>
      <text:p text:style-name="P29">- <text:span text:style-name="T12">Nietzsche nimmt Tod Gottes als negativ auf, weil Menschen damit auch Sinn und Ziel fehlen</text:span></text:p>
      <text:p text:style-name="P29">- <text:span text:style-name="T12">führt zur Verzweiflung, ohne Ziel leben zu müssen</text:span></text:p>
      <text:p text:style-name="P29">2.2 Die Unnötigkeit Gottes bei Sartre</text:p>
      <text:p text:style-name="P29">- <text:span text:style-name="T12">Nach Sartre ist die Verzweiflung, ohne Ziel leben zu müssen, sowieso gegeben</text:span></text:p>
      <text:p text:style-name="P29">- <text:span text:style-name="T12">weil die Existenz vor jeder Essenz kommt, kann der Mensch nicht einfach auf Gott hören, was gut und richtig ist, und was sein Ziel ist – selbst das wäre eine Entscheidung</text:span></text:p>
      <text:p text:style-name="P29">- <text:span text:style-name="T12">Der Mensch muss sich so und so seine eigenen Normen und Ziele schaffen</text:span></text:p>
      <text:p text:style-name="P29">3. Der neue Humanismus und die Willensfreiheit</text:p>
      <text:p text:style-name="P29">- <text:span text:style-name="T12">Der Mensch und sein Zweck war im christlichen Glauben von Gott abhängig</text:span></text:p>
      <text:p text:style-name="P29">- <text:span text:style-name="T12">Gott hat dem Menschen als Schöpfer zwar den freien Willen gegeben, aber als Christ sollte man ihn nicht für anderes gebrauchen, als Gottes Wort zu folgen</text:span></text:p>
      <text:p text:style-name="P29">- <text:span text:style-name="T12">Der freie Wille hat zB für Sartre ontologischen Status, und macht die Menschlichkeit aus</text:span></text:p>
      <text:p text:style-name="P29">3.1 Animal rationale als Abgrenzung zum Tier</text:p>
      <text:p text:style-name="P29">- <text:span text:style-name="T12">Menschen wollen sich vom Tier abgrenzen, auch um Kannibalismus tabuisieren zu können</text:span></text:p>
      <text:p text:style-name="P29">- <text:span text:style-name="T12">laut Heidegger will der antike Humanismus den Menschen als animal rationale definieren</text:span></text:p>
      <text:p text:style-name="P29">- <text:span text:style-name="T12">dabei werden neue Normen legitimiert und geschaffen, zB Tugend</text:span></text:p>
      <text:p text:style-name="P29">3.2 der schaffende Wille</text:p>
      <text:p text:style-name="Standard"><text:soft-page-break/>- <text:span text:style-name="T10">Sartre: Mensch soll sich seine Existenz selbst schaffen</text:span></text:p>
      <text:p text:style-name="Standard">- <text:span text:style-name="T10">Nietzsches Konzepte zum schaffenden Willen: Man soll sich selbst gehorchen, der Wille des Leibes schafft sich seine eigenen Regeln, wenn Gottes nicht mehr existieren</text:span></text:p>
      <text:p text:style-name="P26">- Menschen sind eben in der Moderne nur in der Lage zu reagieren, nicht, die Regeln ihrer Existenz selbst zu schaffen – schaffender Übermensch soll Handluns(Reaktions-)Freiheit durch Willen ersetzen</text:p>
      <text:p text:style-name="P26">- Seiltänzer</text:p>
      <text:p text:style-name="P26">- <text:span text:style-name="T7">wer sich nicht befehlen kann.... (S. 313) Botschaft der Willensfreiheit immer gut versteckt</text:span></text:p>
      <text:p text:style-name="P26">- <text:span text:style-name="T8">Der schaffende Wille (S.92) kannst du dir dein eigenes Gesetz geben?</text:span></text:p>
      <text:p text:style-name="P30">4. Angst als Lebensgefühl und der Faschismus</text:p>
      <text:p text:style-name="P29">- <text:span text:style-name="T12">kann man dem modernen Menschen diese Verantwortung zumuten?</text:span></text:p>
      <text:p text:style-name="P29">- <text:span text:style-name="T12">Regression in das vormoderne, weil man sich im Alltag keine eigenen Regeln schaffen kann</text:span></text:p>
      <text:p text:style-name="P29">- <text:span text:style-name="T12">Faschisten wie Heidegger wollen einen neuen Gott und besinnen sich auf Mythologie, um sich einen Sinn geben zu können</text:span></text:p>
      <text:p text:style-name="P29">- <text:span text:style-name="T13">Linke wollen dem einzelnen ermöglichen, seine Lebensumstände selbst zu bestimmen</text:span></text:p>
      <text:p text:style-name="Standard"/>
      <text:p text:style-name="Standard"/>
      <text:p text:style-name="Standard"/>
      <text:h text:style-name="P48" text:outline-level="1"/>
      <text:h text:style-name="P50" text:outline-level="1">1. Freiheit und Moderne</text:h>
      <text:p text:style-name="P31"/>
      <text:p text:style-name="P38">Freiheit, ein Paradox wie Vernunft, hervorgerufen durch Unfreiheit, gewährleistet durch ihre eigenen Ketten. Kein Freiheitskämpfer, der in einer befreiten Gesellschaft wirklich glücklich wäre, keiner, der sie je erreicht hätte. Die Widersprüche, die utopisches Denken erst ermöglichen, sind dieselben, die rationale Vernunft unmöglich machen, und der Moderne die Chance gaben, dem Menschen das Gefühl der Absurdität seiner Existenz zu schenken.</text:p>
      <text:p text:style-name="P39">Die Moderne, als die Epoche, die bis heute die Widersprüche unseres Denkens bestimmt, kann nicht ohne weiteres überwunden werden – und egal wie viele Internets wir erfinden und wie oft <text:span text:style-name="T16">die </text:span>Metaphysik für tot erklärt wird, wir sind heute genauso wenig frei, wie die Denker der Aufklärung, die das Projekt der gesellschaftlichen Freiheit im Denken begründeten.</text:p>
      <text:p text:style-name="P43">Man kann die Moderne nur schwer als “vorbei” abhaken, auch wenn damit oft ein Zeitraum zwischen französischer Revolution und erstem Weltkrieg gemeint ist. Kernelemente der Moderne wirken bis heute fort, und müssen bis heute mit beachtet werden.</text:p>
      <text:p text:style-name="P39">Es ist wohl unmöglich, die Moderne bis ins letzte Detail zu charakterisieren, der Begriff ist eher ein diffuses Gefühl, der das Medium beschreiben soll, in dem kritisches Denken stattfindet. Diesem Denken ist es unmöglich, sie zu Ende zu definieren, weil es ihr direkt entstammt, und sie genauso wie sich selbst noch in dem Moment verändert, in dem die Definition gelesen und aufgenommen wurde. Ich werde mich also nicht an den Versuchen beteiligen, das Konzept “Moderne” einzugrenzen, um damit arbeiten zu können, sondern mir zwei Elemente herausgreifen, die das Wirken einiger Denker stark beeinflusst haben – und aufzeigen, wie ihr Denken auf diese Faktoren zurückzuführen ist.</text:p>
      <text:p text:style-name="P40">Nietzsches berühmter Satz “Gott ist tot, und wir haben ihn getötet”<text:note text:id="ftn1" text:note-class="footnote"><text:note-citation>1</text:note-citation><text:note-body><text:p text:style-name="P51">Nietzsche, die fröhliche Wissenschaft</text:p></text:note-body></text:note> ist ein Ausspruch, der in die Moderne hineinpasst wie nirgendwo sonst. In der Moderne verloren die Menschen einer christlich geprägten Gesellschaft in Folge des technischen und philosophischen Fortschritts erst den Glauben an den allmächtigen Schöpfergott, und dann langsam alle anderen Sicherheiten, die ihnen dieser Glaube geboten hatte. Als Grundlage von Normen und Werten, als sinnkonstituierendes Weltbild, als Garant ihrer persönlichen Auffassung von Realität war der Glaube an einen existierenden Gott Schlüsselelement in allem, was die Menschen über sich und ihren Platz in der Welt wussten – und ohne den alle Gewissheiten über ihr Leben und Handeln ungültig wurden.</text:p>
      <text:p text:style-name="P40"><text:soft-page-break/>Dies passierte schleichend – die ersten, die Gott töteten, waren sich nicht annähernd aller Konsequenzen bewusst, die ihre Tat haben würde. Doch je mehr sie hinterfragten, und je mehr das kritische Denken seinen zersetzenden Einfluss ausübte, bis es in letzter Konsequenz sogar seine eigene Grundlage angriff, desto mehr wurde ihnen klar, dass sie alle Gewissheiten, die sie einst gehabt hatten, über Bord werfen mussten. Freiheit, ja – im Denken, <text:span text:style-name="T17">mit allen positiven, aber auch gefährlichen Implikationen</text:span>.</text:p>
      <text:p text:style-name="P40">Befreiungen geschahen auch in der Sphäre des politischen – mit der französischen Revolution wurde die absolutistische Herrschaft der Monarchen infragegestellt, und auf ökonomischer Ebene begann die Lehnsherrschaft sich aufzulösen. Nur, damit die Bürger gewordenen sich einer viel abstrakteren Herrschaft gegenübersahen – der Herrschaft des Kapitalismus, abstrakter ökonomischer Zwänge und dem alles erfassenden Mechanismus der Verwertung.<text:note text:id="ftn0" text:note-class="footnote"><text:note-citation>2</text:note-citation><text:note-body><text:p text:style-name="P51"><text:span text:style-name="T18">Zur Beschreibung dieses Mechanismus siehe unter anderem: </text:span>Dialektik der Aufklärung, <text:span text:style-name="T18">43ff</text:span></text:p></text:note-body></text:note></text:p>
      <text:p text:style-name="P41">Dieser Mechanismus sorgte dafür, dass trotz der scheinbaren Befreiung das abstrakte Gefühl der Unfreiheit die Menschen nicht los ließ – und das Wort “Freiheit” trotz seiner scheinbaren Obsolenz seinen sehnsüchtigen Klang nicht verloren hat. Nach wie vor sind die Menschen nicht in der Lage, die Regeln, nach denen sie leben, selbst zu bestimmen, nach wie vor sind sie Teil eines riesigen entfremdenden gesellschaftlichen Apparatus und fühlen sich entmündigt. Das Projekt, dem Menschen zu ermöglichen, seine eigenen Regeln zu definieren, ist also nach wie vor nicht vollendet <text:s/>- und wird es wahrscheinlich auch nie werden, auch wegen der theoretischen Unmöglichkeit, Freiheit ohne seine Ketten zu denken.</text:p>
      <text:p text:style-name="P41">Dennoch hat die Epoche zwei wichtige Fragen angestoßen, die zusammenhängen, und oft zusammen beantwortet werden: wie kann man sich selbst befreien, und wie kann man den Menschen ohne Gott neu definieren? Ich will untersuchen, welche Konzepte bei Nietzsche und <text:span text:style-name="T15">Sartre</text:span> Antworten auf diese Probleme bieten, und wie die beiden sich den neuen Menschen vorstellen, der aus den neuen Verhältnissen hervorgehen soll.</text:p>
      <text:p text:style-name="P42">Die geschichtliche Reihenfolge der Ideen der beiden Autoren spielt hierbei kaum eine Rolle – die Autoren beziehen sich weder aufeinander, noch auf größere Ereignisse – sie gehen vielmehr auf ein diffuses Gefühl ein, was beide umtreibt, und was sich auf die Umstände zurückführen lässt, in denen das Denken der beiden stattfindet – die Moderne.</text:p>
      <text:p text:style-name="P42"/>
      <text:h text:style-name="Heading_20_1" text:outline-level="1"><text:soft-page-break/>2. Tod Gottes und seiner Normen</text:h>
      <text:p text:style-name="P42"/>
      <text:p text:style-name="P43">Im vormodernen Denken wurde alles, und das ist ziemlich viel, auf Gott gestützt. Nicht nur das Wertesystem mit den zehn Geboten, dem dritten Buch Moses, den Sakramenten und den anderen Verhaltensnormen, die durch Gottes Willen legitimiert wurden – die gesamte real existierend scheinende Welt hing von Gottes Existenz ab. Wenn Gott die Welt geschaffen hat, und zwar die gesamte Welt, dann ist alles (und das ist ziemlich viel) nur da, weil Gott da ist. Klar, einige Dinge haben die Menschen geschaffen, aber sowohl die Menschen als auch die Ressourcen dafür, alles kam ursprünglich von Gott.</text:p>
      <text:p text:style-name="P44">Wenn Menschen nicht mehr an Gottes Existenz, oder zumindest nicht mehr an seine Allmächtigkeit glauben, werden schnell auch alle anderen Werte obsolet. Statt Gott zu fragen, was gut, richtig, oder zumindest sinnvoll ist, muss man lernen, auf sein eigenes Urteilsvermögen zu vertrauen.</text:p>
      <text:p text:style-name="P44"/>
      <text:h text:style-name="P49" text:outline-level="1">2.1 Nietzsches Konzept vom Tod Gottes</text:h>
      <text:p text:style-name="P44"/>
      <text:p text:style-name="P46">Während viele Atheisten den Tod Gottes begrüßen, bejubeln und als Beginn der Befreiung vom restriktiven christlichen Wertesystem feiern, dass viele Taten und sogar Einstellungen sanktioniert hat, die eigentlich niemandem direkt oder indirekt schaden, sondern nur nicht ins Bild der Menschen passen, die besagtes Wertesystem, wie es in der Bibel zu finden ist, vor ein paar tausend Jahren niedergeschrieben haben, kann man das von Nietzsche nicht einfach behaupten. Der Tod Gottes bringt einige Probleme mit sich. Immerhin wurden nicht nur Normen durch Gott legitimiert, sondern alles – und das ist ziemlich viel.<text:note text:id="ftn2" text:note-class="footnote"><text:note-citation>3</text:note-citation><text:note-body><text:p text:style-name="P52">http://www.nietzschesource.org/#eKGWB/NF-1886,5[71]</text:p></text:note-body></text:note></text:p>
      <text:p text:style-name="P46"><text:span text:style-name="T18">Auch die Sinnstiftung fällt durch dieses Wertesystem weg: die Bibel wird zwar nicht mehr anerkannt als Autorität, die dem Menschen sagt, ob sein Tun, seine Arbeit und damit sein Leben sinnvoll ist, das lebendige Wasser, das Jesus Christus noch jedem anbot, um den Durst zu stillen, der dadurch hervorgerufen wird, dass jedes Selbstbewusstsein, jedes Ego, das wir uns erlauben, in letzter Konsequenz im Treibsand des Zweifels versinkt, wird nicht mehr als Erlösung akzeptiert – aber es gibt auch keinen Ersatz, der einem diese Erlösung anbietet, keine Autorität mehr, die einem den Sinn verleiht. Sich diesen Sinn einfach selbst zu verleihen scheint dem Menschen jedoch weiterhin vermessen, als wäre er immer noch das Untergeordnete, das sich für seine Existenz rechtfertigen muss. Die bedingungslose </text:span><text:soft-page-break/><text:span text:style-name="T18">Vergebung der Sünden, die Gott versprach, fällt weg – aber die Erbsünde bleibt dem Menschen.</text:span></text:p>
      <text:p text:style-name="P47">In diesem Kontext ist auch die protestantische Arbeitsethik zu betrachten. Als durch Martin Luthers Übersetzung der Bibel offenbar wurde, dass alle Sünden nach dem Tod vergeben werden würden, auch ohne die Anstrengung, ein gottesfürchtiges Leben zu führen, griffen sofort Reformatoren wie Calvin diese Strömung auf und vertraten den Gedanken, dass der Sinn, der Wert des Menschen nun über seine materiellen Leistungen, seine Arbeit bestimmt würde. Noch heute sind die verpönt, die es wagen, sich den Sinn ihrer Existenz einfach selbst verleihen, und werden selbst vor dem Hintergrund der fortschreitenden Automatisierung und der Unmöglichkeit der Vollbeschäftigung als “Sozialschmarotzer” und “Parasiten” beschimpft, unter Zuhilfenahme antisemitischer Argumente wird der von der Arbeitsethik dämonisierte Trieb zur Faulheit auf die projeziert, die es wagen, ein <text:span text:style-name="T19">Leben abseits der eigenen Selbstkasteiung zu führen.</text:span></text:p>
      <text:p text:style-name="P45"/>
      <text:p text:style-name="P45"/>
      <text:p text:style-name="P44"/>
      <text:p text:style-name="P31">- <text:span text:style-name="T12">Tod Gottes ist nicht einfach Ablehnung der christlichen Werte, sondern Problem des Nihilismus</text:span></text:p>
      <text:p text:style-name="P31">- <text:span text:style-name="T12">Nietzsche nimmt Tod Gottes als negativ auf, weil Menschen damit auch Sinn und Ziel fehlen</text:span></text:p>
      <text:p text:style-name="P31">- <text:span text:style-name="T12">führt zur Verzweiflung, ohne Ziel leben zu müssen</text:span></text:p>
      <text:p text:style-name="P31">2.2 Die Unnötigkeit Gottes bei Sartre</text:p>
      <text:p text:style-name="P31">- <text:span text:style-name="T12">Nach Sartre ist die Verzweiflung, ohne Ziel leben zu müssen, sowieso gegeben</text:span></text:p>
      <text:p text:style-name="P31">- <text:span text:style-name="T12">weil die Existenz vor jeder Essenz kommt, kann der Mensch nicht einfach auf Gott hören, was gut und richtig ist, und was sein Ziel ist – selbst das wäre eine Entscheidung</text:span></text:p>
      <text:p text:style-name="P31">- <text:span text:style-name="T12">Der Mensch muss sich so und so seine eigenen Normen und Ziele schaffen</text:span></text:p>
      <text:p text:style-name="P31">3. Der neue Humanismus und die Willensfreiheit</text:p>
      <text:p text:style-name="P31">- <text:span text:style-name="T12">Der Mensch und sein Zweck war im christlichen Glauben von Gott abhängig</text:span></text:p>
      <text:p text:style-name="P31">- <text:span text:style-name="T12">Gott hat dem Menschen als Schöpfer zwar den freien Willen gegeben, aber als Christ sollte man ihn nicht für anderes gebrauchen, als Gottes Wort zu folgen</text:span></text:p>
      <text:p text:style-name="P31">- <text:span text:style-name="T12">Der freie Wille hat zB für Sartre ontologischen Status, und macht die Menschlichkeit aus</text:span></text:p>
      <text:p text:style-name="P31">3.1 Animal rationale als Abgrenzung zum Tier</text:p>
      <text:p text:style-name="P31">- <text:span text:style-name="T12">Menschen wollen sich vom Tier abgrenzen, auch um Kannibalismus tabuisieren zu können</text:span></text:p>
      <text:p text:style-name="P31">- <text:span text:style-name="T12">laut Heidegger will der antike Humanismus den Menschen als animal rationale definieren</text:span></text:p>
      <text:p text:style-name="P31">- <text:span text:style-name="T12">dabei werden neue Normen legitimiert und geschaffen, zB Tugend</text:span></text:p>
      <text:p text:style-name="P31">3.2 der schaffende Wille</text:p>
      <text:p text:style-name="P36">- <text:span text:style-name="T10">Sartre: Mensch soll sich seine Existenz selbst schaffen</text:span></text:p>
      <text:p text:style-name="P36">- <text:span text:style-name="T10">Nietzsches Konzepte zum schaffenden Willen: Man soll sich selbst gehorchen, der Wille des Leibes schafft sich seine eigenen Regeln, wenn Gottes nicht mehr existieren</text:span></text:p>
      <text:p text:style-name="P27">- Menschen sind eben in der Moderne nur in der Lage zu reagieren, nicht, die Regeln ihrer Existenz selbst zu schaffen – schaffender Übermensch soll Handluns(Reaktions-)Freiheit durch Willen ersetzen</text:p>
      <text:p text:style-name="P27"><text:soft-page-break/>- Seiltänzer</text:p>
      <text:p text:style-name="P27">- <text:span text:style-name="T7">wer sich nicht befehlen kann.... (S. 313) Botschaft der Willensfreiheit immer gut versteckt</text:span></text:p>
      <text:p text:style-name="P27">- <text:span text:style-name="T8">Der schaffende Wille (S.92) kannst du dir dein eigenes Gesetz geben?</text:span></text:p>
      <text:p text:style-name="P31">4. Angst als Lebensgefühl und der Faschismus</text:p>
      <text:p text:style-name="P31">- <text:span text:style-name="T12">kann man dem modernen Menschen diese Verantwortung zumuten?</text:span></text:p>
      <text:p text:style-name="P31">- <text:span text:style-name="T12">Regression in das vormoderne, weil man sich im Alltag keine eigenen Regeln schaffen kann</text:span></text:p>
      <text:p text:style-name="P31">- <text:span text:style-name="T12">Faschisten wie Heidegger wollen einen neuen Gott und besinnen sich auf Mythologie, um sich einen Sinn geben zu können</text:span></text:p>
      <text:p text:style-name="P31">- <text:span text:style-name="T13">Linke wollen dem einzelnen ermöglichen, seine Lebensumstände selbst zu bestimmen</text:span></text:p>
      <text:p text:style-name="P34"/>
      <text:p text:style-name="P37"/>
      <text:p text:style-name="Standard"/>
      <text:p text:style-name="Standard"/>
      <text:p text:style-name="P3"/>
      <text:p text:style-name="P9">Willensfreiheit</text:p>
      <text:p text:style-name="P12">im Gegensatz zur Handlungsfreiheit</text:p>
      <text:p text:style-name="P12">der schaffende Wille, Regeln eigenen Handelns selbst bestimmen</text:p>
      <text:p text:style-name="P9"/>
      <text:p text:style-name="P9">Humanismus</text:p>
      <text:p text:style-name="P12">Mensch/Tier-Unterschied bröckelt, muss neuer gefunden werden</text:p>
      <text:p text:style-name="P12">Animal rationale oder schaffender Übermensch?</text:p>
      <text:p text:style-name="P9"/>
      <text:p text:style-name="P9">Moderne und Antimodernismus</text:p>
      <text:p text:style-name="P12">Tod der Metaphysik</text:p>
      <text:p text:style-name="P12">die große Vereinheitlichung, Herrschaft, Kapitalismus</text:p>
      <text:p text:style-name="P12">Antimodernismus von Links und Rechts</text:p>
      <text:p text:style-name="P9"/>
      <text:p text:style-name="P9">gesellschaftliche Determination</text:p>
      <text:p text:style-name="P12">Sartre: Mensch schafft sich selbst</text:p>
      <text:p text:style-name="P12">Adorno: Freiheit von gesellschaftlicher Determination muss geschaffen werden</text:p>
      <text:p text:style-name="P12">Nietzsche: sich von Gesellschaft frei machen?</text:p>
      <text:p text:style-name="P9"/>
      <text:p text:style-name="P9">Determinismus</text:p>
      <text:p text:style-name="P12">Entscheidungen sind biologisch vorgegeben, schwaches Ich handelt aus hormonellen Gründen</text:p>
      <text:p text:style-name="P12">Verächter des Leibes – den eigenen Willen umarmen, erheben – Verhältnis zur Menschlichkeit?</text:p>
      <text:p text:style-name="P33"/>
      <text:p text:style-name="Standard"/>
      <text:p text:style-name="P4"/>
      <text:p text:style-name="P2">bei Sartre</text:p>
      <text:p text:style-name="P10">- Sartre nimmt den freien Willen beim Menschen einfach an</text:p>
      <text:p text:style-name="P10">- <text:span text:style-name="T1">Zur Freiheit verurteilt</text:span></text:p>
      <text:p text:style-name="P10">- <text:span text:style-name="T1">leugnet jegliche Essenz, Gott existiert nicht</text:span></text:p>
      <text:p text:style-name="P10">- <text:span text:style-name="T6">Selbst wenn man zu einer Entscheidung getrieben wird, die Alternativlos erscheint, hat man immer noch die radikale Freiheit, sie nicht zu treffen</text:span></text:p>
      <text:p text:style-name="P10"/>
      <text:p text:style-name="P21">“Wenn tatsächlich die Existenz dem Wesen vorausgeht, ist nichts durch Verweis auf eine gegebene und unwandelbare menschliche Natur erklärbar; anders gesagt, es gibt keinen Determinismus, der Mensch ist frei, der Mensch ist die Freiheit. Wenn zum anderen Gott nicht existiert, haben wir keine Werte oder Anweisungen vor uns, die unser Verhalten rechtfertigen könnten. So finden wir weder hinter noch vor uns im Lichtreich der Werte Rechtfertigungen oder Entschuldigungen. Wir sind allein, ohne Entschuldigungen. Das möchte ich mit den Worten ausdrücken: der Mensch ist dazu <text:s/>verurteilt, frei zu sein.”</text:p>
      <text:p text:style-name="P14">Jean-Paul Sartre: Der Existentialisus ist ein Humanismus</text:p>
      <text:p text:style-name="P11"/>
      <text:p text:style-name="P5">bei Adorno</text:p>
      <text:p text:style-name="P21">“Die Frage nach der Freiheit des Willens ist wahrscheinlich überhaupt nicht abstrakt, nämlich von Idealkonstruktionen des Individuums und seines rein für sich seienden Charakters her zu lösen, , sondern nur im Bewusstsein der Dialektik von Individuum und Gesellschaft. <text:span text:style-name="T2">Freiheit, auch die des Willens, wäre erst zu verwirklichen, darf nicht als positiv gegeben supponiert werden.”</text:span></text:p>
      <text:p text:style-name="P14">Theodor W. Adorno: Sexualtabus und Recht heute</text:p>
      <text:p text:style-name="P13"><text:soft-page-break/></text:p>
      <text:p text:style-name="P2">Tier</text:p>
      <text:p text:style-name="P1">- Tier ist eine reine Reaktion auf die Umwelt</text:p>
      <text:p text:style-name="P1">- determinierte Maschine, die keinen eigenen Willen hat</text:p>
      <text:p text:style-name="P18">-<text:span text:style-name="T3"> der Mensch auch nichts anderes als ein Tier, reagiert nur, agiert nicht</text:span></text:p>
      <text:p text:style-name="P18"/>
      <text:p text:style-name="P23">"Wenn du die Wahrheit sprichst, sagte er dann, so verliere ich Nichts, wenn ich das Leben verliere. Ich bin nicht viel mehr als ein Thier, das man tanzen gelernt hat, durch Schläge und schmale Bissen."</text:p>
      <text:p text:style-name="P15">Der Seiltänzer in “Also Sprach Zarathustra”</text:p>
      <text:p text:style-name="Standard"/>
      <text:p text:style-name="P6">der schaffende Wille</text:p>
      <text:p text:style-name="P24">“Frei wovon? Was schiert das Zarathustra! Hell aber soll mir dein Auge künden: frei wozu?</text:p>
      <text:p text:style-name="P24">Kannst du dir selber dein Böses und dein Gutes geben und deinen Willen über dich aufhängen wie ein Gesetz? Kannst du dir selber Richter sein und Rächer deines Gesetzes?”</text:p>
      <text:p text:style-name="P16">Zarathustra</text:p>
      <text:p text:style-name="Standard"/>
      <text:p text:style-name="P7">Neurologie</text:p>
      <text:p text:style-name="P22">„Nur die Aspekte, denen wir Aufmerksamkeit schenken, werden uns auch bewusst, und nur diese können wir im deklarativen Gedächtnis abspeichern, und nur über diese können wir später berichten. Natürlich hinterlassen auch die unbewussten Verarbeitungsprozesse Gedächtnisspuren und beeinflussen zukünftiges Handeln. Aber wir werden uns dieser Handlungsdeterminanten nicht bewusst und können sie deshalb nicht als Begründungen für unser Tun anführen. Diese Parallelität von bewussten und unbewussten Handlungsdeterminanten ist ein wichtiger Grund dafür, dass wir uns aus der Ersten-Person-Perspektive heraus als freie autonome Agenten erfahren können.“</text:p>
      <text:p text:style-name="P25"><text:span text:style-name="T5">Wolf Singer: </text:span><text:span text:style-name="T4">Selbsterfahrung und neurobiologische Fremdbeschreibung. Zwei konfliktträchtige Erkenntnisquellen</text:span><text:span text:style-name="T5"> (2004)</text:span></text:p>
      <text:p text:style-name="P19"/>
      <text:p text:style-name="P17">der Leib und seine Verächter</text:p>
      <text:p text:style-name="P20">- Der Leib ist die Große Vernunft, das Selbst; lenkt das Ich und flöst ihm seine Begriffe ein.</text:p>
      <text:p text:style-name="P20">- Der Geist ist die kleine Vernunft, Teil des Leibes und sein Werkzeug; Sitz des Ichs</text:p>
      <text:p text:style-name="P20">- Die Verächter des Leibes meinen, den Leib mit dem Geist zu verachten; aber alles verachten kommt aus dem Selbst. Ihr Selbst will untergehen, nicht mehr schaffen, darum verachten sie.</text:p>
      <text:p text:style-name="P20">- Verächter des Leibes sind keine Brücke zum Übermensc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08cm" fo:margin-bottom="2.395cm" fo:margin-left="2.434cm" fo:margin-right="3.03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7T17:48:34.287274862</meta:creation-date>
    <dc:date>2016-03-15T01:45:11.751000000</dc:date>
    <meta:editing-duration>P1DT10H20M57S</meta:editing-duration>
    <meta:editing-cycles>10</meta:editing-cycles>
    <meta:generator>LibreOffice/5.0.5.2$Windows_x86 LibreOffice_project/55b006a02d247b5f7215fc6ea0fde844b30035b3</meta:generator>
    <meta:document-statistic meta:table-count="0" meta:image-count="0" meta:object-count="0" meta:page-count="9" meta:paragraph-count="135" meta:word-count="2788" meta:character-count="18743" meta:non-whitespace-character-count="16065"/>
  </office:meta>
</office:document-meta>
</file>